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0851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1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bre de la imagen</text:p>
          </table:table-cell>
          <table:table-cell office:value-type="string" table:style-name="ce1">
            <text:p>Noruega.bm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mensi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cho (W)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píxe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o (H)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píxe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olución espacial</text:p>
          </table:table-cell>
          <table:table-cell office:value-type="float" office:value="2.54" table:style-name="ce1">
            <text:p>2,54</text:p>
          </table:table-cell>
          <table:table-cell office:value-type="string" table:style-name="ce1">
            <text:p><text:s/>pp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undida de color (n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bits por píxel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amaño teóricos del<text:s/></text:p>
            <text:p>archivo de imagen (sin</text:p>
            <text:p>cabeceras y sin compri-</text:p>
            <text:p>mir)</text:p>
          </table:table-cell>
          <table:table-cell office:value-type="float" office:value="7968.75" table:formula="of:=([.B4]*[.B5]*[.B7])/1024" table:style-name="ce1">
            <text:p>7968,75</text:p>
          </table:table-cell>
          <table:table-cell office:value-type="string" table:style-name="ce1">
            <text:p>KB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Cristian Pulgarín Ospina</meta:initial-creator>
    <dc:creator>Cristian Pulgarín Ospina</dc:creator>
    <meta:creation-date>2019-12-13T16:22:03Z</meta:creation-date>
    <dc:date>2019-12-13T16:38:29Z</dc:date>
  </office:meta>
</office:document-meta>
</file>